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Heading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Paragraphe_20_de_20_liste" style:list-style-name="L1"/>
    <style:style style:name="P4" style:family="paragraph" style:parent-style-name="Paragraphe_20_de_20_liste" style:list-style-name="L2"/>
    <style:style style:name="P5" style:family="paragraph" style:parent-style-name="Paragraphe_20_de_20_liste" style:list-style-name="L3"/>
    <style:style style:name="P6" style:family="paragraph" style:parent-style-name="Paragraphe_20_de_20_liste">
      <style:paragraph-properties fo:margin-left="0cm" fo:margin-right="0cm" fo:text-indent="0cm" style:auto-text-indent="false"/>
      <style:text-properties officeooo:rsid="0025f991" officeooo:paragraph-rsid="0025f991"/>
    </style:style>
    <style:style style:name="P7" style:family="paragraph" style:parent-style-name="Paragraphe_20_de_20_liste">
      <style:paragraph-properties fo:margin-left="0cm" fo:margin-right="0cm" fo:text-indent="0cm" style:auto-text-indent="false"/>
      <style:text-properties officeooo:rsid="00281410" officeooo:paragraph-rsid="00281410"/>
    </style:style>
    <style:style style:name="T1" style:family="text">
      <style:text-properties officeooo:rsid="001c03f8"/>
    </style:style>
    <style:style style:name="T2" style:family="text">
      <style:text-properties officeooo:rsid="001c6e33"/>
    </style:style>
    <style:style style:name="T3" style:family="text">
      <style:text-properties officeooo:rsid="001e1e98"/>
    </style:style>
    <style:style style:name="T4" style:family="text">
      <style:text-properties officeooo:rsid="001f19f9"/>
    </style:style>
    <style:style style:name="T5" style:family="text">
      <style:text-properties officeooo:rsid="002071b9"/>
    </style:style>
    <style:style style:name="T6" style:family="text">
      <style:text-properties officeooo:rsid="0024a7a6"/>
    </style:style>
    <style:style style:name="T7" style:family="text">
      <style:text-properties officeooo:rsid="0026e0b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">
        <style:list-level-properties text:list-level-position-and-space-mode="label-alignment">
          <style:list-level-label-alignment text:label-followed-by="listtab" fo:text-indent="-0.635cm" fo:margin-left="2.053cm"/>
        </style:list-level-properties>
        <style:text-properties style:font-name="Wingdings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3.323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4.593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863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7.133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8.403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9.673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943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2.2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E : S1.05 et 06 Recueil de besoins &amp; environnement économique </text:p>
      <text:p text:style-name="Normal"/>
      <text:p text:style-name="Normal"/>
      <text:p text:style-name="Normal"/>
      <text:list text:style-name="L1">
        <text:list-item>
          <text:p text:style-name="P3">Objectifs</text:p>
        </text:list-item>
      </text:list>
      <text:p text:style-name="Normal">Appréhender les besoins du client</text:p>
      <text:p text:style-name="Normal">Effectuer</text:p>
      <text:p text:style-name="Normal">Collaborer</text:p>
      <text:p text:style-name="Normal"/>
      <text:p text:style-name="Normal">Sujet et productions attendues</text:p>
      <text:p text:style-name="Normal"/>
      <text:p text:style-name="P1">Sujet</text:p>
      <text:p text:style-name="Normal"><text:tab/> <text:s/>Soit présenter une entreprise du secteur numérique</text:p>
      <text:p text:style-name="Normal"><text:tab/> <text:s/>Soit faire une comparaison entre 3 et 6 entreprises du même secteur</text:p>
      <text:list xml:id="list702724552" text:style-name="L2">
        <text:list-item>
          <text:p text:style-name="P4">Au moins 15 salariés </text:p>
        </text:list-item>
        <text:list-item>
          <text:p text:style-name="P4">En France</text:p>
        </text:list-item>
        <text:list-item>
          <text:p text:style-name="P4">Un + : informations sur l’empreinte numérique</text:p>
        </text:list-item>
      </text:list>
      <text:p text:style-name="P1">Productions</text:p>
      <text:list xml:id="list115723510204151" text:continue-numbering="true" text:style-name="L2">
        <text:list-item>
          <text:p text:style-name="P4">Deux questionnaires client</text:p>
        </text:list-item>
        <text:list-item>
          <text:p text:style-name="P4">Site Web</text:p>
        </text:list-item>
        <text:list-item>
          <text:p text:style-name="P4">Rapport</text:p>
          <text:list>
            <text:list-item>
              <text:p text:style-name="P4">Texte : 4 à <text:span text:style-name="T1">5 </text:span>pages</text:p>
            </text:list-item>
            <text:list-item>
              <text:p text:style-name="P4">Bien mis en forme</text:p>
            </text:list-item>
          </text:list>
        </text:list-item>
        <text:list-item>
          <text:p text:style-name="P4">Soutenance</text:p>
        </text:list-item>
      </text:list>
      <text:p text:style-name="Normal"/>
      <text:p text:style-name="P1">Site Web</text:p>
      <text:list xml:id="list115722749899270" text:continue-numbering="true" text:style-name="L2">
        <text:list-item>
          <text:p text:style-name="P4">Alain Millet + Benjamin Robert </text:p>
        </text:list-item>
        <text:list-item>
          <text:p text:style-name="P4">Ressources sur cours-info</text:p>
        </text:list-item>
      </text:list>
      <text:p text:style-name="P1">Economie</text:p>
      <text:p text:style-name="Normal">Bruno Viezzi</text:p>
      <text:list xml:id="list115722951584419" text:continue-numbering="true" text:style-name="L2">
        <text:list-item>
          <text:p text:style-name="P4">Ressources sur Moodle SAE S1.05-06</text:p>
        </text:list-item>
      </text:list>
      <text:p text:style-name="Normal"/>
      <text:p text:style-name="P1"><text:soft-page-break/>Organisation Autonomie</text:p>
      <text:list xml:id="list115724506572507" text:continue-numbering="true" text:style-name="L2">
        <text:list-item>
          <text:p text:style-name="P4">Diagramme de Gantt </text:p>
        </text:list-item>
        <text:list-item>
          <text:p text:style-name="P4">Réseau Pert</text:p>
        </text:list-item>
      </text:list>
      <text:list text:style-name="L3">
        <text:list-item>
          <text:p text:style-name="P5">Planifier précisément les tâches nombreuses</text:p>
        </text:list-item>
      </text:list>
      <text:p text:style-name="Normal"/>
      <text:p text:style-name="P1">Livrables </text:p>
      <text:p text:style-name="Normal">Interrogations et propositions pour le site</text:p>
      <text:list xml:id="list115723283052541" text:continue-list="list115724506572507" text:style-name="L2">
        <text:list-item>
          <text:p text:style-name="P4">Les réponses constitueront le cahier de charges</text:p>
          <text:list>
            <text:list-item>
              <text:p text:style-name="P4">(voir diapo)</text:p>
            </text:list-item>
          </text:list>
        </text:list-item>
      </text:list>
      <text:p text:style-name="P1">Livrables : Attentes site Web</text:p>
      <text:p text:style-name="Normal">Langages HTML5/CSS3/JavaScript correctement employés (3WC)</text:p>
      <text:list xml:id="list115724669575697" text:continue-numbering="true" text:style-name="L2">
        <text:list-item>
          <text:p text:style-name="P4">Info clairement présentées – différents niveaux de titre</text:p>
        </text:list-item>
        <text:list-item>
          <text:p text:style-name="P4">Mise en page donnant envie de les lires – illustrations</text:p>
        </text:list-item>
        <text:list-item>
          <text:p text:style-name="P4">Navigation aisée</text:p>
        </text:list-item>
      </text:list>
      <text:p text:style-name="Normal">Rapport économique &gt; PDF</text:p>
      <text:p text:style-name="Normal">Minimum une page par étudiant </text:p>
      <text:p text:style-name="Normal">Rendu sur GITHub avec</text:p>
      <text:list xml:id="list115723879939025" text:continue-numbering="true" text:style-name="L2">
        <text:list-item>
          <text:p text:style-name="P4">Pages HTML et les fichiers de styles</text:p>
        </text:list-item>
        <text:list-item>
          <text:p text:style-name="P4">Copie d’écran montrant W3C</text:p>
        </text:list-item>
        <text:list-item>
          <text:p text:style-name="P4">Ecran type et zoning &gt; lien dans le Readme.md</text:p>
        </text:list-item>
      </text:list>
      <text:p text:style-name="Normal"/>
      <text:p text:style-name="P1">Livrables : Soutenance</text:p>
      <text:p text:style-name="Normal">Soutenance de 8 à 11 min</text:p>
      <text:list xml:id="list115724646034569" text:continue-numbering="true" text:style-name="L2">
        <text:list-item>
          <text:p text:style-name="P4">Choix fait </text:p>
        </text:list-item>
        <text:list-item>
          <text:p text:style-name="P4">Diapo à déposer sur Moodle avant</text:p>
        </text:list-item>
        <text:list-item>
          <text:p text:style-name="P4">Démonstration</text:p>
        </text:list-item>
      </text:list>
      <text:p text:style-name="Normal">Remarques pdt 5 minutes</text:p>
      <text:p text:style-name="Normal"/>
      <text:p text:style-name="Normal">Livrables : Planning concernant les livrables</text:p>
      <text:p text:style-name="Normal"/>
      <text:p text:style-name="Normal">V<text:span text:style-name="T2">8</text:span>/9 avnt 10h : Membres du groupe, nom du référent et sujet envoyés par mail</text:p>
      <text:p text:style-name="Normal">V2<text:span text:style-name="T3">2</text:span>/9 avnt 10h</text:p>
      <text:list xml:id="list115724182688665" text:continue-numbering="true" text:style-name="L2">
        <text:list-item>
          <text:p text:style-name="P4">Livrable n°1 site : création du compte GitHub</text:p>
        </text:list-item>
        <text:list-item>
          <text:p text:style-name="P4">Questionnaire n°1 (Moodle)</text:p>
        </text:list-item>
        <text:list-item>
          <text:p text:style-name="P4">Planning (Moodle)</text:p>
        </text:list-item>
      </text:list>
      <text:p text:style-name="Normal"><text:soft-page-break/>V<text:span text:style-name="T4">6</text:span>/10 avnt 10h</text:p>
      <text:list xml:id="list115724424473473" text:continue-numbering="true" text:style-name="L2">
        <text:list-item>
          <text:p text:style-name="P4">Livrable n°2 site : </text:p>
          <text:list>
            <text:list-item>
              <text:p text:style-name="P4">Zoning</text:p>
            </text:list-item>
            <text:list-item>
              <text:p text:style-name="P4">Avancement du site</text:p>
            </text:list-item>
            <text:list-item>
              <text:p text:style-name="P4">Questionnaire n°2 (Moodle)</text:p>
            </text:list-item>
          </text:list>
        </text:list-item>
      </text:list>
      <text:p text:style-name="Normal">V 13/10 avnt 10h30 : Dépôt sur Moodle du rapport : ODF et PDF</text:p>
      <text:p text:style-name="Normal">V 2<text:span text:style-name="T6">0</text:span>/10 av<text:span text:style-name="T6">a</text:span>nt <text:span text:style-name="T6">1</text:span>8h</text:p>
      <text:list xml:id="list115722955076741" text:continue-numbering="true" text:style-name="L2">
        <text:list-item>
          <text:p text:style-name="P4">Dépôt sur GitHub</text:p>
        </text:list-item>
      </text:list>
      <text:p text:style-name="Paragraphe_20_de_20_liste"/>
      <text:p text:style-name="P6">26/10 Soutenance, <text:span text:style-name="T7">diapo a déposé la veille</text:span></text:p>
      <text:p text:style-name="P6"/>
      <text:p text:style-name="P7">009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>Lulu .exe</meta:initial-creator>
    <meta:creation-date>2022-09-08T06:59:00Z</meta:creation-date>
    <dc:date>2023-09-07T11:57:22.402000000</dc:date>
    <meta:editing-cycles>12</meta:editing-cycles>
    <meta:editing-duration>PT2H26M7S</meta:editing-duration>
    <meta:document-statistic meta:table-count="0" meta:image-count="0" meta:object-count="0" meta:page-count="3" meta:paragraph-count="66" meta:word-count="318" meta:character-count="1784" meta:non-whitespace-character-count="1551"/>
    <meta:template xlink:type="simple" xlink:actuate="onRequest" xlink:title="" xlink:href="Normal"/>
  </office:meta>
</office:document-meta>
</file>